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Consolas" svg:font-family="Consolas"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onsolas"/>
    </style:style>
    <style:style style:name="P2" style:family="paragraph" style:parent-style-name="Standard">
      <style:paragraph-properties fo:margin-left="0cm" fo:margin-right="0cm" fo:text-indent="1.249cm" style:auto-text-indent="false"/>
      <style:text-properties style:font-name="Consolas"/>
    </style:style>
    <style:style style:name="P3" style:family="paragraph" style:parent-style-name="Standard">
      <style:paragraph-properties fo:margin-left="1.249cm" fo:margin-right="0cm" fo:text-indent="1.249cm" style:auto-text-indent="false">
        <style:tab-stops/>
      </style:paragraph-properties>
      <style:text-properties style:font-name="Consolas"/>
    </style:style>
    <style:style style:name="P4" style:family="paragraph" style:parent-style-name="Standard">
      <style:paragraph-properties fo:margin-left="3.747cm" fo:margin-right="0cm" fo:text-indent="1.249cm" style:auto-text-indent="false">
        <style:tab-stops/>
      </style:paragraph-properties>
      <style:text-properties style:font-name="Consolas"/>
    </style:style>
    <style:style style:name="P5" style:family="paragraph" style:parent-style-name="Standard">
      <style:paragraph-properties fo:margin-left="4.995cm" fo:margin-right="0cm" fo:text-indent="1.249cm" style:auto-text-indent="false">
        <style:tab-stops/>
      </style:paragraph-properties>
      <style:text-properties style:font-name="Consolas"/>
    </style:style>
    <style:style style:name="P6" style:family="paragraph" style:parent-style-name="Standard">
      <style:paragraph-properties fo:margin-left="6.244cm" fo:margin-right="0cm" fo:text-indent="0cm" style:auto-text-indent="false">
        <style:tab-stops/>
      </style:paragraph-properties>
      <style:text-properties style:font-name="Consolas"/>
    </style:style>
    <style:style style:name="P7" style:family="paragraph" style:parent-style-name="Standard">
      <style:paragraph-properties fo:margin-left="11.255cm" fo:margin-right="0cm" fo:text-indent="0cm" style:auto-text-indent="false">
        <style:tab-stops/>
      </style:paragraph-properties>
      <style:text-properties style:font-name="Consolas"/>
    </style:style>
    <style:style style:name="P8" style:family="paragraph" style:parent-style-name="Normal">
      <style:text-properties style:font-name="Consolas"/>
    </style:style>
    <style:style style:name="P9" style:family="paragraph" style:parent-style-name="Heading" style:master-page-name="MP0">
      <style:paragraph-properties style:page-number="auto" fo:break-before="page"/>
    </style:style>
    <style:style style:name="P10" style:family="paragraph" style:parent-style-name="Normal">
      <style:text-properties officeooo:paragraph-rsid="0015a7f7"/>
    </style:style>
    <style:style style:name="P11" style:family="paragraph" style:parent-style-name="Normal">
      <style:text-properties officeooo:rsid="0016d0c2" officeooo:paragraph-rsid="0016d0c2"/>
    </style:style>
    <style:style style:name="P12" style:family="paragraph" style:parent-style-name="Normal">
      <style:text-properties officeooo:rsid="001efc58" officeooo:paragraph-rsid="0016d0c2"/>
    </style:style>
    <style:style style:name="P13" style:family="paragraph" style:parent-style-name="Normal">
      <style:text-properties officeooo:rsid="002068cb" officeooo:paragraph-rsid="002068cb"/>
    </style:style>
    <style:style style:name="T1" style:family="text">
      <style:text-properties officeooo:rsid="0015a7f7"/>
    </style:style>
    <style:style style:name="T2" style:family="text">
      <style:text-properties style:text-position="super 58%"/>
    </style:style>
    <style:style style:name="T3" style:family="text">
      <style:text-properties style:font-name="Calibri Light"/>
    </style:style>
    <style:style style:name="T4" style:family="text">
      <style:text-properties style:font-name="Calibri Light" officeooo:rsid="00196d78"/>
    </style:style>
    <style:style style:name="T5" style:family="text">
      <style:text-properties style:font-name="Calibri Light" officeooo:rsid="001a3884"/>
    </style:style>
    <style:style style:name="T6" style:family="text">
      <style:text-properties style:font-name="Calibri Light" officeooo:rsid="001bd7bf"/>
    </style:style>
    <style:style style:name="T7" style:family="text">
      <style:text-properties style:font-name="Calibri Light" officeooo:rsid="001c8220"/>
    </style:style>
    <style:style style:name="T8" style:family="text">
      <style:text-properties style:font-name="Calibri Light" officeooo:rsid="001d9b6e"/>
    </style:style>
    <style:style style:name="T9" style:family="text">
      <style:text-properties style:font-name="Calibri Light" officeooo:rsid="001efc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blème Ouvert - MARATHON</text:p>
      <text:p text:style-name="Standard"/>
      <text:h text:style-name="Heading_20_1" text:outline-level="1">Introduction</text:h>
      <text:p text:style-name="Normal">Le marathon, avec une distance de 42,195 kilomètres, pose un défi intéressant lorsqu'il s'agit de trouver des solutions algorithmiques pour déterminer un chemin optimisé dans une graphe. Tout d'abord, on peut noter que pour ce problème on ne considérera que des graphes non orientés puisque les rues peuvent toujours être utilisées dans les deux sens par des piétons.</text:p>
      <text:p text:style-name="Normal"/>
      <text:p text:style-name="Normal">Une solution simpliste au problème consisterait alors à utiliser l'algorithme de Dijkstra pour identifier un point situé à mi-chemin (21,0975 km) du départ, en considérant que le marathon peut être perçu comme un aller-retour. Cependant, cela mènerait les coureurs à se rencontrer sur le chemin, ce qui est peu pratique. On suppose alors que le chemin doit être une boucle, alors nous devons chercher un circuit élémentaire.</text:p>
      <text:h text:style-name="Heading_20_1" text:outline-level="1">Solution Évidente : Algorithme de Force Brute</text:h>
      <text:p text:style-name="Normal">Pour résoudre ce problème de manière optimale, notamment lorsque nous avons une valeur précise ou un intervalle restreint, une approche évidente serait l'utilisation de l'algorithme de force brute. Cet algorithme consiste à considérer toutes les permutations possibles des sommets dans les chemins. Cependant, cette méthode présente une complexité exponentielle de l'ordre de O(2<text:span text:style-name="T2">m</text:span>), ce qui la rend impraticable pour des graphes de grande taille en raison de son coût computationnel élevé.</text:p>
      <text:h text:style-name="Heading_20_1" text:outline-level="1">Algorithme Basé sur le parcours en largeur</text:h>
      <text:p text:style-name="Normal">L'algorithme BFSMarathon() utilise la recherche en largeur (BFS) pour explorer un graphe de manière ciblée, évitant ainsi de considérer toutes les possibilités. Le sommet de départ est défini comme son propre père et suivant, et il est inséré dans une file pour gestion de l'exploration.</text:p>
      <text:p text:style-name="Normal"/>
      <text:p text:style-name="Normal">Lorsqu'un sommet est extrait de la file, ses voisins sont examinés. Si un voisin est adjacent au sommet actuel et à l'un de ses voisins déjà présents dans le chemin (père ou suivant), il est ajouté à la file. Cette étape assure que chaque ajout au chemin contribue à l'allongement de manière structurée et cohérente.</text:p>
      <text:p text:style-name="Normal"/>
      <text:p text:style-name="Normal">Chaque sommet traité est ajouté au chemin jusqu'à atteindre la longueur cible. L'algorithme garantit que le chemin sera bien une boucle (ou circuit élémentaire) en allongeant un chemin depuis le départ vers le départ. Et cela assure une progression contrôlée vers la longueur désirée.</text:p>
      <text:p text:style-name="Normal"/>
      <text:h text:style-name="Heading_20_2" text:outline-level="2">Pseudo Code</text:h>
      <text:p text:style-name="Normal">Voici un exemple de pseudo code pour l'algorithme basé sur Dijkstra adapté au problème du marathon :</text:p>
      <text:p text:style-name="P1"/>
      <text:p text:style-name="P1">fonction BFSMarathon(graphe, départ):</text:p>
      <text:p text:style-name="P1"><text:tab/>distance = tableau_infinis(taille(graphe))</text:p>
      <text:p text:style-name="P1"><text:tab/>pére = tableau_moins_un(taille(graphe))</text:p>
      <text:p text:style-name="P1"><text:tab/>suivant = tableau_moins_un(taille(graphe))</text:p>
      <text:p text:style-name="P1"><text:tab/>file &lt;sommet&gt; &lt;- CréerFileVide()</text:p>
      <text:p text:style-name="P1"><text:tab/>longuer_chemin = 0</text:p>
      <text:p text:style-name="P1"><text:tab/>file.inserer((0, départ))</text:p>
      <text:p text:style-name="P1"><text:tab/>chemin.inserer(départ)</text:p>
      <text:p text:style-name="P1"><text:soft-page-break/><text:tab/>père[départ] = départ</text:p>
      <text:p text:style-name="P2">suivant[départ] = départ</text:p>
      <text:p text:style-name="P2">distance[départ] = 0</text:p>
      <text:p text:style-name="P1"><text:tab/></text:p>
      <text:p text:style-name="P1"><text:tab/>tant que file n'est pas vide et longuer_chemin != 42.195 faire:</text:p>
      <text:p text:style-name="P1"><text:tab/><text:tab/></text:p>
      <text:p text:style-name="P3">sommet = file.defiler()</text:p>
      <text:p text:style-name="P1"><text:tab/><text:tab/><text:tab/><text:tab/></text:p>
      <text:p text:style-name="P1"><text:tab/><text:tab/>pour chaque voisin v de sommet dans graph:</text:p>
      <text:p text:style-name="P1"/>
      <text:p text:style-name="P1"><text:tab/><text:tab/><text:tab/>si père[voisin] == -1:</text:p>
      <text:p text:style-name="P1"/>
      <text:p text:style-name="P4">si voisin adjacent à suivant[sommet]:</text:p>
      <text:p text:style-name="P1"><text:tab/><text:tab/><text:tab/><text:tab/><text:tab/>longueur_chemin = <text:s/>longueur_chemin</text:p>
      <text:p text:style-name="P5">+ distance(sommet,voisin)</text:p>
      <text:p text:style-name="P6">+ distance(voisin, suivant[sommet]) – distance(sommet, suivant[sommet])</text:p>
      <text:p text:style-name="P5">père[suivant[sommet]] = voisin</text:p>
      <text:p text:style-name="P1"><text:tab/><text:tab/><text:tab/><text:tab/><text:tab/>suivant[sommet] = voisin</text:p>
      <text:p text:style-name="P1"><text:tab/><text:tab/><text:tab/><text:tab/><text:tab/>père[voisin] = sommet</text:p>
      <text:p text:style-name="P1"><text:tab/><text:tab/><text:tab/><text:tab/><text:tab/>suivant[voisin] = suivant[sommet]</text:p>
      <text:p text:style-name="P1"><text:tab/><text:tab/><text:tab/><text:tab/>fin si</text:p>
      <text:p text:style-name="P1"/>
      <text:p text:style-name="P4">sinon si voisin adjacent à père[sommet]:</text:p>
      <text:p text:style-name="P6">longueur_chemin = <text:s/>longueur_chemin</text:p>
      <text:p text:style-name="P6">+ distance(voisin, sommet)</text:p>
      <text:p text:style-name="P6">+ distance(père[sommet],voisin) – distance(père[sommet],sommet)</text:p>
      <text:p text:style-name="P5">suivant[père[sommet]] = voisin</text:p>
      <text:p text:style-name="P1"><text:tab/><text:tab/><text:tab/><text:tab/><text:tab/>père[sommet] = voisin</text:p>
      <text:p text:style-name="P1"><text:tab/><text:tab/><text:tab/><text:tab/><text:tab/>père[voisin] = père[sommet]</text:p>
      <text:p text:style-name="P1"><text:tab/><text:tab/><text:tab/><text:tab/><text:tab/>suivant[voisin] = sommet</text:p>
      <text:p text:style-name="P1"><text:tab/><text:tab/><text:tab/><text:tab/>fin sinon si</text:p>
      <text:p text:style-name="P1"><text:tab/><text:tab/><text:tab/>fin si</text:p>
      <text:p text:style-name="P1"><text:tab/><text:tab/>fin pour</text:p>
      <text:p text:style-name="P1"/>
      <text:p text:style-name="P1"><text:tab/><text:tab/>file.inserer(voisin)</text:p>
      <text:p text:style-name="P1"><text:tab/></text:p>
      <text:p text:style-name="P1"><text:tab/>retourner RetrouverChemin(origine) //cette fonction utilise suivant, jusqu'à revenir à l'origine</text:p>
      <text:p text:style-name="Standard"/>
      <text:h text:style-name="Heading_20_2" text:outline-level="2">Avantages et inconvénients de l'approche</text:h>
      <text:p text:style-name="Normal">L'algorithme BFSMarathon a une complexité de l'ordre d'un parcours, soit Θ(nombre d’arêtes), ce qui est raisonnable en termes de performance.</text:p>
      <text:p text:style-name="Normal">Cependant, il présente certains problèmes. L'algorithme ne considère pas toutes les possibilités, ce qui signifie qu'il peut manquer certaines solutions. Et, plus que cela, cet algorithme nécessite l'existence d'une structure de triangles entre les sommets du graphe. De plus, dans le cas où une solution est trouvée, le chemin risquerait d'être sinueux, ne formant pas vraiment une boucle "circulaire". Ce qui ne serait pas agréable pour les coureurs dans un vrai marathon.</text:p>
      <text:p text:style-name="Normal"/>
      <text:p text:style-name="Normal">Une manière de rendre cet algorithme plus propice à trouver des chemins, pourrait être d'employer Dijkstra à chaque tour du BFS, afin de pouvoir allonger le chemin créé <text:soft-page-break/>de plus d'un sommet à la fois et donc ne pas nécessiter une structure de triangles dans le graphe.</text:p>
      <text:p text:style-name="Normal"/>
      <text:h text:style-name="Heading_20_2" text:outline-level="2">Extrait du pseudo-code de la nouvelle boucle</text:h>
      <text:p text:style-name="Normal"/>
      <text:p text:style-name="P1">si père[voisin] == -1:</text:p>
      <text:p text:style-name="P1"/>
      <text:p text:style-name="P4">Lancer Dijkstra à partir de voisin</text:p>
      <text:p text:style-name="P4">Si père atteint</text:p>
      <text:p text:style-name="P1"><text:tab/><text:tab/><text:tab/><text:tab/><text:tab/>longueur_chemin = <text:s/>longueur_chemin</text:p>
      <text:p text:style-name="P6">+ longueur_Dijkstra – distance(sommet, suivant[sommet])</text:p>
      <text:p text:style-name="P5">père[suivant[sommet]] = voisin</text:p>
      <text:p text:style-name="P1"><text:tab/><text:tab/><text:tab/><text:tab/><text:tab/>suivant[sommet] = voisin</text:p>
      <text:p text:style-name="P1"><text:tab/><text:tab/><text:tab/><text:tab/><text:tab/>père[voisin] = sommet</text:p>
      <text:p text:style-name="P1"><text:tab/><text:tab/><text:tab/><text:tab/><text:tab/>suivant[voisin] = suivant[sommet]</text:p>
      <text:p text:style-name="P1"><text:tab/><text:tab/><text:tab/><text:tab/><text:tab/>update_suivants(père) //on rebrousse chemin de père</text:p>
      <text:p text:style-name="P7">à voisin et on met à jour les valeurs du tableau suivant[]</text:p>
      <text:p text:style-name="P7">de sort à correspondre à la réponse du Dijkstra (le suivant du père d'un sommet est ce sommet)</text:p>
      <text:p text:style-name="P8"><text:tab/><text:tab/><text:tab/><text:tab/>fin si</text:p>
      <text:p text:style-name="P8"><text:tab/><text:tab/><text:tab/><text:tab/>Si suivant atteint</text:p>
      <text:p text:style-name="P8"><text:tab/><text:tab/><text:tab/><text:tab/>Faire de même</text:p>
      <text:h text:style-name="Heading_20_2" text:outline-level="2"><text:s/>Commentaires</text:h>
      <text:p text:style-name="P10">Cet algorithme trouve alors une solution dans beaucoup plus de cas, et explore une plus grande partie des solutions, cependant il a une complexité de l'ordre de Θ<text:span text:style-name="T1">(m²log(n)</text:span>) avec m le nombre d'arrêtes du graphe et n son nombre de sommets.</text:p>
      <text:p text:style-name="P10"/>
      <text:p text:style-name="P11">On cherche à prouver que le problème est NP complet. On se propose de le réduire au problème de sous-sommes d’un ensomble. <text:span text:style-name="T4">Pour ce faire, on crée un graphe complet, tel que les poids de ses arrêtes soient les valeurs d</text:span><text:span text:style-name="T8">e</text:span><text:span text:style-name="T5"> </text:span><text:span text:style-name="T8">l’</text:span><text:span text:style-name="T6">ensemble </text:span><text:span text:style-name="T8">du problème de sous-somme </text:span><text:span text:style-name="T6">(on ajoute des arrêtes de longueur </text:span><text:span text:style-name="T7">0</text:span><text:span text:style-name="T6"> jusqu’à </text:span><text:span text:style-name="T7">avoir </text:span><text:span text:style-name="T6">un graphe complet)</text:span><text:span text:style-name="T5">. </text:span><text:span text:style-name="T9">On ajoute des arrêtes de cout 0 parallèles à chaque arrête de cout non nul.</text:span></text:p>
      <text:p text:style-name="P11"><text:span text:style-name="T9"/></text:p>
      <text:p text:style-name="P13"><text:span text:style-name="T9">G</text:span><text:span text:style-name="T3">raphe polygone → poids sur les arrêtes à l’exterieur.</text:span></text:p>
      <text:p text:style-name="P13">Problème qui prends nécessairement au moins deux arr<text:span text:style-name="T3">êtes (équivalent car on peut disiser la dernière valeur en deux)</text:spa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Consolas" svg:font-family="Consolas"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hyphenation-ladder-count="no-limit" style:vertical-align="auto"/>
      <style:text-properties fo:font-size="28pt" fo:letter-spacing="-0.018cm" fo:font-weight="bold" style:font-name-asian="Times New Roman" style:font-family-asian="'Times New Roman'" style:font-family-generic-asian="roman" style:font-pitch-asian="variable" style:font-size-asian="28pt" style:language-asian="en" style:country-asian="US" style:font-weight-asian="bold"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line-height="106%" fo:keep-together="always" fo:hyphenation-ladder-count="no-limit" fo:keep-with-next="always" style:vertical-align="auto"/>
      <style:text-properties fo:color="#000000" loext:opacity="100%" fo:font-size="16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6%" fo:keep-together="always" fo:hyphenation-ladder-count="no-limit" fo:keep-with-next="always" style:vertical-align="auto"/>
      <style:text-properties fo:color="#595959" loext:opacity="100%" fo:font-size="13pt" fo:font-style="italic" style:font-name-asian="Times New Roman" style:font-family-asian="'Times New Roman'" style:font-family-generic-asian="roman" style:font-pitch-asian="variable" style:font-size-asian="13pt" style:language-asian="en" style:country-asian="US" style:font-style-asian="italic" style:font-name-complex="Times New Roman" style:font-family-complex="'Times New Roman'" style:font-family-generic-complex="roman" style:font-pitch-complex="variable" style:font-size-complex="13pt" style:language-complex="ar" style:country-complex="SA" fo:hyphenate="true" loext:hyphenation-no-caps="false"/>
    </style:style>
    <style:style style:name="Normal" style:family="paragraph">
      <style:paragraph-properties fo:text-align="justify" style:justify-single-word="false" fo:hyphenation-ladder-count="no-limit"/>
      <style:text-properties style:font-name="Calibri Light" fo:font-family="'Calibri Light'" style:font-family-generic="swiss" style:font-pitch="variable"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fo:color="#000000" loext:opacity="100%" style:font-name="Calibri Light" fo:font-family="'Calibri Light'" style:font-family-generic="swiss" style:font-pitch="variable" fo:font-size="16pt" style:text-underline-style="solid" style:text-underline-width="auto" style:text-underline-color="font-color" style:text-underline-mode="continuous" style:text-overline-mode="continuous" style:text-line-through-mode="continuous" style:letter-kerning="true"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6pt" style:language-complex="ar" style:country-complex="SA"/>
    </style:style>
    <style:style style:name="Titre_20_2_20_Car" style:display-name="Titre 2 Car" style:family="text" style:parent-style-name="Police_20_par_20_défaut">
      <style:text-properties fo:color="#595959" loext:opacity="100%" style:font-name="Calibri Light" fo:font-family="'Calibri Light'" style:font-family-generic="swiss" style:font-pitch="variable" fo:font-size="13pt" fo:font-style="italic" style:letter-kerning="true" style:font-name-asian="Times New Roman" style:font-family-asian="'Times New Roman'" style:font-family-generic-asian="roman" style:font-pitch-asian="variable" style:font-size-asian="13pt" style:language-asian="en" style:country-asian="US" style:font-style-asian="italic" style:font-name-complex="Times New Roman" style:font-family-complex="'Times New Roman'" style:font-family-generic-complex="roman" style:font-pitch-complex="variable" style:font-size-complex="13pt" style:language-complex="ar" style:country-complex="SA"/>
    </style:style>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fo:font-weight="bold" style:letter-kerning="true" style:font-name-asian="Times New Roman" style:font-family-asian="'Times New Roman'" style:font-family-generic-asian="roman" style:font-pitch-asian="variable" style:font-size-asian="28pt" style:language-asian="en" style:country-asian="US" style:font-weight-asian="bold" style:font-name-complex="Times New Roman" style:font-family-complex="'Times New Roman'" style:font-family-generic-complex="roman" style:font-pitch-complex="variable" style:font-size-complex="28pt" style:language-complex="ar" style:country-complex="SA"/>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4-05-15T16:17:00Z</meta:creation-date>
    <dc:date>2024-05-21T11:05:26.785585723</dc:date>
    <meta:editing-cycles>22</meta:editing-cycles>
    <meta:editing-duration>PT1H6M25S</meta:editing-duration>
    <meta:document-statistic meta:table-count="0" meta:image-count="0" meta:object-count="0" meta:page-count="3" meta:paragraph-count="78" meta:word-count="880" meta:character-count="5969" meta:non-whitespace-character-count="5048"/>
    <meta:template xlink:type="simple" xlink:actuate="onRequest" xlink:title="" xlink:href="Normal.dotm"/>
  </office:meta>
</office:document-meta>
</file>